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T1" style:family="text">
      <style:text-properties officeooo:rsid="0014bec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ela Inicial - Página de Seleção (Escolha entre Aluno e Professor)</text:span></text:h>
      <text:list text:style-name="L7">
        <text:list-item>
          <text:p text:style-name="P14"><text:span text:style-name="Strong_20_Emphasis">Objetivo</text:span>: A primeira página que o usuário verá deve ser simples e clara. O usuário precisa escolher se é <text:span text:style-name="Strong_20_Emphasis">Aluno</text:span> ou <text:span text:style-name="Strong_20_Emphasis">Professor</text:span>. </text:p>
        </text:list-item>
        <text:list-item>
          <text:p text:style-name="P14"><text:span text:style-name="Strong_20_Emphasis">Design</text:span>: </text:p>
          <text:list>
            <text:list-item>
              <text:p text:style-name="P14">Um cabeçalho com o nome da escola ou sistema. </text:p>
            </text:list-item>
            <text:list-item>
              <text:p text:style-name="P14">Botões para redirecionar para a página de login do <text:span text:style-name="Strong_20_Emphasis">Aluno</text:span> ou <text:span text:style-name="Strong_20_Emphasis">Professor</text:span>. </text:p>
            </text:list-item>
            <text:list-item>
              <text:p text:style-name="P13">Opção de esqueci minha senha (link para recuperação). </text:p>
            </text:list-item>
          </text:list>
        </text:list-item>
      </text:list>
      <text:p text:style-name="Horizontal_20_Line"/>
      <text:h text:style-name="Heading_20_3" text:outline-level="3">2. <text:span text:style-name="Strong_20_Emphasis">Tela de Login - Aluno/Professor</text:span></text:h>
      <text:list text:style-name="L8">
        <text:list-item>
          <text:p text:style-name="P16"><text:span text:style-name="Strong_20_Emphasis">Objetivo</text:span>: A tela de login serve para identificar quem está acessando o sistema. </text:p>
        </text:list-item>
        <text:list-item>
          <text:p text:style-name="P16"><text:span text:style-name="Strong_20_Emphasis">Funcionalidades</text:span>: </text:p>
          <text:list>
            <text:list-item>
              <text:p text:style-name="P16"><text:span text:style-name="Strong_20_Emphasis">Campos obrigatórios</text:span>: Nome de usuário (ou email) e senha. </text:p>
            </text:list-item>
            <text:list-item>
              <text:p text:style-name="P16"><text:span text:style-name="Strong_20_Emphasis">Botões</text:span>: </text:p>
              <text:list>
                <text:list-item>
                  <text:p text:style-name="P16"><text:span text:style-name="Strong_20_Emphasis">Entrar</text:span>: Para realizar o login. </text:p>
                </text:list-item>
                <text:list-item>
                  <text:p text:style-name="P16"><text:span text:style-name="Strong_20_Emphasis">Esqueci minha senha</text:span>: Para permitir que o usuário recupere ou altere sua senha caso tenha esquecido. </text:p>
                </text:list-item>
                <text:list-item>
                  <text:p text:style-name="P16"><text:span text:style-name="Strong_20_Emphasis">Cadastro</text:span>: (No caso de novos alunos ou professores, se necessário). </text:p>
                </text:list-item>
              </text:list>
            </text:list-item>
            <text:list-item>
              <text:p text:style-name="P15"><text:span text:style-name="Strong_20_Emphasis">Segurança</text:span>: Validação de dados e autenticação. Um sistema de autenticação em dois fatores pode ser uma boa adição, mas não é obrigatório para todos os casos. </text:p>
            </text:list-item>
          </text:list>
        </text:list-item>
      </text:list>
      <text:p text:style-name="Horizontal_20_Line"/>
      <text:h text:style-name="Heading_20_3" text:outline-level="3">3. <text:span text:style-name="Strong_20_Emphasis">Dashboard - Aluno</text:span></text:h>
      <text:list text:style-name="L9">
        <text:list-item>
          <text:p text:style-name="P18"><text:span text:style-name="Strong_20_Emphasis">Objetivo</text:span>: O painel principal do aluno deve apresentar as informações mais importantes de forma simples e acessível. </text:p>
        </text:list-item>
        <text:list-item>
          <text:p text:style-name="P18"><text:span text:style-name="Strong_20_Emphasis">Funcionalidades</text:span>: </text:p>
          <text:list>
            <text:list-item>
              <text:p text:style-name="P18"><text:span text:style-name="Strong_20_Emphasis">Boas-vindas</text:span>: Nome do aluno e informações de contato (como telefone ou e-mail). </text:p>
            </text:list-item>
            <text:list-item>
              <text:p text:style-name="P18"><text:span text:style-name="Strong_20_Emphasis">Notícias e Avisos</text:span>: Informações relevantes da escola, como datas importantes, eventos ou comunicados. </text:p>
            </text:list-item>
            <text:list-item>
              <text:p text:style-name="P18"><text:span text:style-name="Strong_20_Emphasis">Notas e Desempenho</text:span>: Exibição de todas as notas dos alunos, com possibilidade de visualizar notas detalhadas por disciplina. </text:p>
            </text:list-item>
            <text:list-item>
              <text:p text:style-name="P18"><text:span text:style-name="Strong_20_Emphasis">Faltas</text:span>: Visualizar as faltas registradas por matéria, com filtros para visualizar faltas por período (semestre, trimestre, etc.). </text:p>
            </text:list-item>
            <text:list-item>
              <text:p text:style-name="P18"><text:span text:style-name="Strong_20_Emphasis">Calendário Escolar</text:span>: Acesso a um calendário com datas de provas, eventos escolares, etc. </text:p>
            </text:list-item>
            <text:list-item>
              <text:p text:style-name="P18"><text:span text:style-name="Strong_20_Emphasis">Tarefas e Trabalhos</text:span>: Visualização de trabalhos e tarefas pendentes com prazos. </text:p>
            </text:list-item>
            <text:list-item>
              <text:p text:style-name="P18"><text:span text:style-name="Strong_20_Emphasis">Mensagens e Comunicação</text:span>: Acesso à caixa de mensagens para interagir com professores, coordenadores e outros alunos. </text:p>
            </text:list-item>
            <text:list-item>
              <text:p text:style-name="P17"><text:span text:style-name="Strong_20_Emphasis">Provas e Resultados</text:span>: Acesso a resultados de provas anteriores e históricos de desempenho. </text:p>
            </text:list-item>
          </text:list>
        </text:list-item>
      </text:list>
      <text:p text:style-name="Horizontal_20_Line"/>
      <text:h text:style-name="Heading_20_3" text:outline-level="3"><text:soft-page-break/>4. <text:span text:style-name="Strong_20_Emphasis">Dashboard - Professor</text:span></text:h>
      <text:list text:style-name="L10">
        <text:list-item>
          <text:p text:style-name="P20"><text:span text:style-name="Strong_20_Emphasis">Objetivo</text:span>: O painel principal do professor deve ser focado no gerenciamento da turma e na comunicação com os alunos. </text:p>
        </text:list-item>
        <text:list-item>
          <text:p text:style-name="P20"><text:span text:style-name="Strong_20_Emphasis">Funcionalidades</text:span>: </text:p>
          <text:list>
            <text:list-item>
              <text:p text:style-name="P20"><text:span text:style-name="Strong_20_Emphasis">Boas-vindas</text:span>: Nome do professor e informações de contato. </text:p>
            </text:list-item>
            <text:list-item>
              <text:p text:style-name="P20"><text:span text:style-name="Strong_20_Emphasis">Turmas</text:span>: Exibição de todas as turmas que o professor leciona. </text:p>
            </text:list-item>
            <text:list-item>
              <text:p text:style-name="P20"><text:span text:style-name="Strong_20_Emphasis">Lançamento de Notas</text:span>: Permite que o professor registre ou altere as notas de cada aluno em suas turmas. Ele pode ver a lista de alunos da turma, com campos para inserir notas por prova/trabalho. </text:p>
            </text:list-item>
            <text:list-item>
              <text:p text:style-name="P20"><text:span text:style-name="Strong_20_Emphasis">Registro de Faltas</text:span>: O professor pode registrar a presença ou ausência dos alunos, podendo ver se o aluno tem mais faltas do que o permitido. </text:p>
            </text:list-item>
            <text:list-item>
              <text:p text:style-name="P20"><text:span text:style-name="Strong_20_Emphasis">Mensagens e Comunicação</text:span>: Sistema de mensagens para comunicação direta com os alunos ou coordenadores. </text:p>
            </text:list-item>
            <text:list-item>
              <text:p text:style-name="P20"><text:span text:style-name="Strong_20_Emphasis">Calendário de Aulas</text:span>: Agenda com o horário das aulas, feriados e eventos escolares. </text:p>
            </text:list-item>
            <text:list-item>
              <text:p text:style-name="P20"><text:span text:style-name="Strong_20_Emphasis">Materiais e Recursos</text:span>: Compartilhamento de materiais de aula (arquivos, links, slides, etc). </text:p>
            </text:list-item>
            <text:list-item>
              <text:p text:style-name="P19"><text:span text:style-name="Strong_20_Emphasis">Avaliações</text:span>: O professor pode ver todas as avaliações programadas para as turmas e lançar notas quando necessário. </text:p>
            </text:list-item>
          </text:list>
        </text:list-item>
      </text:list>
      <text:p text:style-name="Horizontal_20_Line"/>
      <text:h text:style-name="Heading_20_3" text:outline-level="3">5. <text:span text:style-name="Strong_20_Emphasis">Página de Administração do Sistema (Para administradores)</text:span></text:h>
      <text:list text:style-name="L11">
        <text:list-item>
          <text:p text:style-name="P22"><text:span text:style-name="Strong_20_Emphasis">Objetivo</text:span>: Para coordenadores ou administradores da escola gerenciarem o sistema, criando turmas, gerenciando usuários, etc. </text:p>
        </text:list-item>
        <text:list-item>
          <text:p text:style-name="P22"><text:span text:style-name="Strong_20_Emphasis">Funcionalidades</text:span>: </text:p>
          <text:list>
            <text:list-item>
              <text:p text:style-name="P22"><text:span text:style-name="Strong_20_Emphasis">Gerenciamento de Usuários</text:span>: Cadastro de novos alunos e professores, edição e exclusão de usuários. </text:p>
            </text:list-item>
            <text:list-item>
              <text:p text:style-name="P22"><text:span text:style-name="Strong_20_Emphasis">Criação e Gerenciamento de Turmas</text:span>: Definir quais professores lecionam em quais turmas, adicionar disciplinas e horários. </text:p>
            </text:list-item>
            <text:list-item>
              <text:p text:style-name="P22"><text:span text:style-name="Strong_20_Emphasis">Relatórios</text:span>: Acessar relatórios financeiros, acadêmicos (como o histórico de desempenho dos alunos), relatórios de frequência. </text:p>
            </text:list-item>
            <text:list-item>
              <text:p text:style-name="P21"><text:span text:style-name="Strong_20_Emphasis">Configurações do Sistema</text:span>: Ajustes do sistema, como gestão de calendário escolar, definindo feriados e eventos. </text:p>
            </text:list-item>
          </text:list>
        </text:list-item>
      </text:list>
      <text:p text:style-name="Horizontal_20_Line"/>
      <text:h text:style-name="Heading_20_3" text:outline-level="3">6. <text:span text:style-name="Strong_20_Emphasis">Página de Resultados e Análises (Para Alunos e Professores)</text:span></text:h>
      <text:list text:style-name="L12">
        <text:list-item>
          <text:p text:style-name="P24"><text:span text:style-name="Strong_20_Emphasis">Objetivo</text:span>: As páginas de resultados devem ser interativas e de fácil leitura. </text:p>
        </text:list-item>
        <text:list-item>
          <text:p text:style-name="P24"><text:span text:style-name="Strong_20_Emphasis">Funcionalidades</text:span>: </text:p>
          <text:list>
            <text:list-item>
              <text:p text:style-name="P24"><text:span text:style-name="Strong_20_Emphasis">Para Alunos</text:span>: O aluno pode ver suas notas de forma gráfica (média, histórico de notas, etc.), além das faltas por disciplina. </text:p>
            </text:list-item>
            <text:list-item>
              <text:p text:style-name="P23"><text:span text:style-name="Strong_20_Emphasis">Para Professores</text:span>: O professor pode acompanhar o desempenho geral da turma, além de acessar gráficos de desempenho de alunos individuais. </text:p>
            </text:list-item>
          </text:list>
        </text:list-item>
      </text:list>
      <text:p text:style-name="Horizontal_20_Line"/>
      <text:h text:style-name="Heading_20_3" text:outline-level="3"><text:soft-page-break/>7. <text:span text:style-name="Strong_20_Emphasis">Notificações e Alertas</text:span></text:h>
      <text:list text:style-name="L13">
        <text:list-item>
          <text:p text:style-name="P26"><text:span text:style-name="Strong_20_Emphasis">Objetivo</text:span>: O sistema deve enviar notificações para manter os usuários atualizados sobre eventos importantes. </text:p>
        </text:list-item>
        <text:list-item>
          <text:p text:style-name="P26"><text:span text:style-name="Strong_20_Emphasis">Funcionalidades</text:span>: </text:p>
          <text:list>
            <text:list-item>
              <text:p text:style-name="P26"><text:span text:style-name="Strong_20_Emphasis">Alerta de Faltas</text:span>: Quando o aluno atinge um número crítico de faltas, o sistema deve alertar o aluno e o professor. </text:p>
            </text:list-item>
            <text:list-item>
              <text:p text:style-name="P26"><text:span text:style-name="Strong_20_Emphasis">Notificação de Tarefas e Provas</text:span>: Notificar alunos sobre prazos de entregas de tarefas ou provas programadas. </text:p>
            </text:list-item>
            <text:list-item>
              <text:p text:style-name="P25"><text:span text:style-name="Strong_20_Emphasis">Avisos de Notas</text:span>: Notificar os alunos quando suas notas forem lançadas. </text:p>
            </text:list-item>
          </text:list>
        </text:list-item>
      </text:list>
      <text:p text:style-name="Horizontal_20_Line"/>
      <text:h text:style-name="Heading_20_3" text:outline-level="3">8. <text:span text:style-name="Strong_20_Emphasis">Segurança</text:span></text:h>
      <text:list text:style-name="L14">
        <text:list-item>
          <text:p text:style-name="P28"><text:span text:style-name="Strong_20_Emphasis">Objetivo</text:span>: Garantir que as informações do aluno e do professor estejam seguras. </text:p>
        </text:list-item>
        <text:list-item>
          <text:p text:style-name="P28"><text:span text:style-name="Strong_20_Emphasis">Funcionalidades</text:span>: </text:p>
          <text:list>
            <text:list-item>
              <text:p text:style-name="P28"><text:span text:style-name="Strong_20_Emphasis">Autenticação</text:span>: O sistema precisa ter controle de acesso adequado para proteger dados sensíveis. </text:p>
            </text:list-item>
            <text:list-item>
              <text:p text:style-name="P28"><text:span text:style-name="Strong_20_Emphasis">Backups</text:span>: O sistema precisa ter backups regulares das informações, como notas e registros de presença. </text:p>
            </text:list-item>
            <text:list-item>
              <text:p text:style-name="P27"><text:span text:style-name="Strong_20_Emphasis">Privacidade de Dados</text:span>: O sistema deve seguir as leis de privacidade, como a Lei Geral de Proteção de Dados (LGPD) no Brasil. </text:p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1:11:58.019000000</meta:creation-date>
    <dc:date>2025-03-20T13:16:31.837000000</dc:date>
    <meta:editing-duration>PT2H4M35S</meta:editing-duration>
    <meta:editing-cycles>1</meta:editing-cycles>
    <meta:document-statistic meta:table-count="0" meta:image-count="0" meta:object-count="0" meta:page-count="3" meta:paragraph-count="61" meta:word-count="775" meta:character-count="4884" meta:non-whitespace-character-count="4170"/>
    <meta:generator>LibreOffice/7.5.1.2$Windows_X86_64 LibreOffice_project/fcbaee479e84c6cd81291587d2ee68cba099e129</meta:generator>
  </office:meta>
</office:document-meta>
</file>